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a25e" officeooo:paragraph-rsid="0003a2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ec2 role default policy</text:p>
      <text:p text:style-name="P1"/>
      <text:p text:style-name="P1">{</text:p>
      <text:p text:style-name="P1"><text:s text:c="2"/>"Version": "2012-10-17",</text:p>
      <text:p text:style-name="P1"><text:s text:c="2"/>"Statement": [</text:p>
      <text:p text:style-name="P1"><text:s text:c="4"/>{</text:p>
      <text:p text:style-name="P1"><text:s text:c="6"/>"Action": "ec2:*",</text:p>
      <text:p text:style-name="P1"><text:s text:c="6"/>"Effect": "Allow",</text:p>
      <text:p text:style-name="P1"><text:s text:c="6"/>"Resource": "*"</text:p>
      <text:p text:style-name="P1"><text:s text:c="4"/>},</text:p>
      <text:p text:style-name="P1"><text:s text:c="4"/>{</text:p>
      <text:p text:style-name="P1"><text:s text:c="6"/>"Effect": "Allow",</text:p>
      <text:p text:style-name="P1"><text:s text:c="6"/>"Action": "elasticloadbalancing:*",</text:p>
      <text:p text:style-name="P1"><text:s text:c="6"/>"Resource": "*"</text:p>
      <text:p text:style-name="P1"><text:s text:c="4"/>},</text:p>
      <text:p text:style-name="P1"><text:s text:c="4"/>{</text:p>
      <text:p text:style-name="P1"><text:s text:c="6"/>"Effect": "Allow",</text:p>
      <text:p text:style-name="P1"><text:s text:c="6"/>"Action": "cloudwatch:*",</text:p>
      <text:p text:style-name="P1"><text:s text:c="6"/>"Resource": "*"</text:p>
      <text:p text:style-name="P1"><text:s text:c="4"/>},</text:p>
      <text:p text:style-name="P1"><text:s text:c="4"/>{</text:p>
      <text:p text:style-name="P1"><text:s text:c="6"/>"Effect": "Allow",</text:p>
      <text:p text:style-name="P1"><text:s text:c="6"/>"Action": "autoscaling:*",</text:p>
      <text:p text:style-name="P1"><text:s text:c="6"/>"Resource": "*"</text:p>
      <text:p text:style-name="P1"><text:s text:c="4"/>}</text:p>
      <text:p text:style-name="P1"><text:s text:c="2"/>]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2:00:14.816340735</meta:creation-date>
    <dc:date>2017-01-08T22:01:23.682732959</dc:date>
    <meta:editing-duration>PT1M9S</meta:editing-duration>
    <meta:editing-cycles>1</meta:editing-cycles>
    <meta:document-statistic meta:table-count="0" meta:image-count="0" meta:object-count="0" meta:page-count="1" meta:paragraph-count="26" meta:word-count="43" meta:character-count="423" meta:non-whitespace-character-count="296"/>
    <meta:generator>LibreOffice/5.1.4.2$Linux_X86_64 LibreOffice_project/10m0$Build-2</meta:generator>
  </office:meta>
</office:document-meta>
</file>